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Code" svg:font-family="'Cascadia Code', 'Droid Sans Mono', monospace, monospace"/>
    <style:font-face style:name="Inter" svg:font-family="Inter, 'Helvetica Neue', 'Source Sans Pro', 'Source Han Sans SC', 'Source Han Sans CN', 'Hiragino Sans GB', 'Hiragino Kaku Gothic', 'Microsoft Yahei UI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P052" svg:font-family="P052" style:font-pitch="variable"/>
    <style:font-face style:name="Source Code Pro Medium" svg:font-family="'Source Code Pro Medium'" style:font-pitch="fixed"/>
  </office:font-face-decls>
  <office:automatic-styles>
    <style:style style:name="P1" style:family="paragraph" style:parent-style-name="Standard">
      <style:text-properties style:font-name="P052"/>
    </style:style>
    <style:style style:name="P2" style:family="paragraph" style:parent-style-name="Standard">
      <style:text-properties style:font-name="Source Code Pro Medium" fo:font-size="10pt" officeooo:rsid="001acb99" officeooo:paragraph-rsid="001ba371" style:font-size-asian="10pt" style:font-size-complex="10pt"/>
    </style:style>
    <style:style style:name="P3" style:family="paragraph" style:parent-style-name="Standard">
      <style:text-properties style:font-name="Source Code Pro Medium" fo:font-size="10pt" officeooo:rsid="001dd936" officeooo:paragraph-rsid="001dd936" style:font-size-asian="10pt" style:font-size-complex="10pt"/>
    </style:style>
    <style:style style:name="P4" style:family="paragraph" style:parent-style-name="Standard">
      <style:text-properties style:font-name="Source Code Pro Medium" fo:font-size="10pt" fo:font-weight="normal" style:font-size-asian="10pt" style:font-weight-asian="normal" style:font-size-complex="10pt" style:font-weight-complex="normal"/>
    </style:style>
    <style:style style:name="P5" style:family="paragraph" style:parent-style-name="Preformatted_20_Text">
      <style:text-properties style:font-name="Source Code Pro Medium" officeooo:paragraph-rsid="001dd936"/>
    </style:style>
    <style:style style:name="P6" style:family="paragraph" style:parent-style-name="Standard">
      <style:text-properties officeooo:paragraph-rsid="001ba371"/>
    </style:style>
    <style:style style:name="P7" style:family="paragraph" style:parent-style-name="Preformatted_20_Text">
      <style:text-properties officeooo:paragraph-rsid="001dd936"/>
    </style:style>
    <style:style style:name="P8" style:family="paragraph" style:parent-style-name="Standard">
      <style:text-properties officeooo:paragraph-rsid="001dd936"/>
    </style:style>
    <style:style style:name="P9" style:family="paragraph" style:parent-style-name="Heading_20_1">
      <style:text-properties style:font-name="P052" officeooo:rsid="001acb99" officeooo:paragraph-rsid="001acb99"/>
    </style:style>
    <style:style style:name="P10" style:family="paragraph" style:parent-style-name="Heading_20_2">
      <style:text-properties style:font-name="P052"/>
    </style:style>
    <style:style style:name="P11" style:family="paragraph" style:parent-style-name="Heading_20_2">
      <style:text-properties style:font-name="P052" officeooo:paragraph-rsid="001dd936"/>
    </style:style>
    <style:style style:name="P12" style:family="paragraph" style:parent-style-name="Heading_20_2">
      <style:text-properties officeooo:paragraph-rsid="001dd936"/>
    </style:style>
    <style:style style:name="P13" style:family="paragraph" style:parent-style-name="Preformatted_20_Text">
      <style:text-properties officeooo:paragraph-rsid="001dd936"/>
    </style:style>
    <style:style style:name="P14" style:family="paragraph" style:parent-style-name="Preformatted_20_Text">
      <style:text-properties style:font-name="Source Code Pro Medium"/>
    </style:style>
    <style:style style:name="P15" style:family="paragraph" style:parent-style-name="Standard">
      <style:text-properties officeooo:paragraph-rsid="001dd936"/>
    </style:style>
    <style:style style:name="P16" style:family="paragraph" style:parent-style-name="Standard">
      <style:text-properties style:font-name="Source Code Pro Medium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Source Code Pro Medium" fo:font-size="10pt" officeooo:rsid="001acb99" officeooo:paragraph-rsid="001ba371" style:font-size-asian="10pt" style:font-size-complex="10pt"/>
    </style:style>
    <style:style style:name="P18" style:family="paragraph" style:parent-style-name="Standard">
      <style:text-properties style:font-name="Source Code Pro Medium" fo:font-size="10pt" officeooo:rsid="001dd936" officeooo:paragraph-rsid="001dd936" style:font-size-asian="10pt" style:font-size-complex="10pt"/>
    </style:style>
    <style:style style:name="T1" style:family="text">
      <style:text-properties style:font-name="P052"/>
    </style:style>
    <style:style style:name="T2" style:family="text">
      <style:text-properties style:font-name="P052" officeooo:rsid="001dd936"/>
    </style:style>
    <style:style style:name="T3" style:family="text">
      <style:text-properties style:font-name="P052" officeooo:rsid="0021ab44"/>
    </style:style>
    <style:style style:name="T4" style:family="text">
      <style:text-properties style:font-name="P052" officeooo:rsid="00243230"/>
    </style:style>
    <style:style style:name="T5" style:family="text">
      <style:text-properties officeooo:rsid="001dd936"/>
    </style:style>
    <style:style style:name="T6" style:family="text">
      <style:text-properties style:font-name="Source Code Pro Medium" fo:font-weight="normal" style:font-weight-asian="normal" style:font-weight-complex="normal"/>
    </style:style>
    <style:style style:name="T7" style:family="text">
      <style:text-properties officeooo:rsid="0021ab4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Source Code Pro Medium"/>
    </style:style>
    <style:style style:name="T10" style:family="text">
      <style:text-properties style:font-name="Source Code Pro Medium" fo:font-weight="normal" style:font-weight-asian="normal" style:font-weight-complex="normal"/>
    </style:style>
    <style:style style:name="T11" style:family="text">
      <style:text-properties officeooo:rsid="00243230"/>
    </style:style>
    <style:style style:name="T12" style:family="text">
      <style:text-properties style:text-position="33% 80%"/>
    </style:style>
    <style:style style:name="T13" style:family="text">
      <style:text-properties style:text-position="33% 80%" style:font-name="Source Code Pro Medium"/>
    </style:style>
    <style:style style:name="T14" style:family="text">
      <style:text-properties style:text-position="-8% 8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Assignment - <text:span text:style-name="T11">6</text:span></text:h>
      <text:p text:style-name="P1"/>
      <text:p text:style-name="P8"><text:span text:style-name="T1">1. </text:span><text:span text:style-name="T4">Floyed Warshall Algorithm</text:span></text:p>
      <text:p text:style-name="P8"/>
      <text:h text:style-name="P10" text:outline-level="2"><text:span text:style-name="T5">Algorithm: </text:span></text:h>
      <text:p text:style-name="Preformatted_20_Text"><text:span text:style-name="Source_20_Text"><text:span text:style-name="T9"><text:s/>1. n ← rows [W].</text:span></text:span><text:span text:style-name="T6"/></text:p>
      <text:p text:style-name="P14"><text:s/>2. D<text:span text:style-name="T12">0</text:span> ← W<text:span text:style-name="T6"/></text:p>
      <text:p text:style-name="P14"><text:s/>3. for k ← 1 to n<text:span text:style-name="T6"/></text:p>
      <text:p text:style-name="P14"><text:s/>4. do for i ← 1 to n <text:s text:c="4"/><text:span text:style-name="T6"/></text:p>
      <text:p text:style-name="P14"><text:s/>5. do for j ← 1 to n <text:s text:c="4"/><text:span text:style-name="T6"/></text:p>
      <text:p text:style-name="P14"><text:s/>6. do d<text:span text:style-name="T14">ij</text:span><text:span text:style-name="T12">(k)</text:span> ← min (d<text:span text:style-name="T14">ij</text:span><text:span text:style-name="T12">(k-1)</text:span>,d<text:span text:style-name="T14">ik</text:span><text:span text:style-name="T12">(k-1)</text:span>+d<text:span text:style-name="T14">kj</text:span><text:span text:style-name="T12">(k-1)</text:span> )<text:span text:style-name="T6"/></text:p>
      <text:p text:style-name="Preformatted_20_Text"><text:span text:style-name="T9"><text:s/>7. return D</text:span><text:span text:style-name="T13">(n)</text:span><text:span text:style-name="T9"> <text:s/></text:span><text:span text:style-name="T6"/></text:p>
      <text:p text:style-name="Preformatted_20_Text"><text:span text:style-name="T2"/></text:p>
      <text:h text:style-name="P12" text:outline-level="2"><text:span text:style-name="T2">Program:</text:span><text:span text:style-name="T1"> </text:span></text:h>
      <text:p text:style-name="P4">#include &lt;stdio.h&gt;</text:p>
      <text:p text:style-name="P4"><text:s/></text:p>
      <text:p text:style-name="P4">#define V 4</text:p>
      <text:p text:style-name="P4"><text:s/></text:p>
      <text:p text:style-name="P4">#define INF 99999</text:p>
      <text:p text:style-name="P4"><text:s/></text:p>
      <text:p text:style-name="P4">void printSolution(int dist[][V]);</text:p>
      <text:p text:style-name="P4"><text:s/></text:p>
      <text:p text:style-name="P4">void floydWarshall(int dist[][V])</text:p>
      <text:p text:style-name="P4">{</text:p>
      <text:p text:style-name="P4"><text:s text:c="4"/>int i, j, k;</text:p>
      <text:p text:style-name="P4"><text:s/></text:p>
      <text:p text:style-name="P4"><text:s text:c="4"/>for (k = 0; k &lt; V; k++) {</text:p>
      <text:p text:style-name="P4"><text:s text:c="8"/>for (i = 0; i &lt; V; i++) {</text:p>
      <text:p text:style-name="P4"><text:s text:c="12"/>for (j = 0; j &lt; V; j++) {</text:p>
      <text:p text:style-name="P4"><text:s text:c="16"/>if (dist[i][k] + dist[k][j] &lt; dist[i][j])</text:p>
      <text:p text:style-name="P4"><text:s text:c="20"/>dist[i][j] = dist[i][k] + dist[k][j];</text:p>
      <text:p text:style-name="P4"><text:s text:c="12"/>}</text:p>
      <text:p text:style-name="P4"><text:s text:c="8"/>}</text:p>
      <text:p text:style-name="P4"><text:s text:c="4"/>}</text:p>
      <text:p text:style-name="P4"><text:s/></text:p>
      <text:p text:style-name="P4"><text:s text:c="4"/>printSolution(dist);</text:p>
      <text:p text:style-name="P4">}</text:p>
      <text:p text:style-name="P4"><text:s/></text:p>
      <text:p text:style-name="P4">void printSolution(int dist[][V])</text:p>
      <text:p text:style-name="P4">{</text:p>
      <text:p text:style-name="P4"><text:s text:c="4"/>printf(</text:p>
      <text:p text:style-name="P4"><text:s text:c="8"/>"The following matrix shows the shortest distances"</text:p>
      <text:p text:style-name="P4"><text:s text:c="8"/>" between every pair of vertices \n");</text:p>
      <text:p text:style-name="P4"><text:s text:c="4"/>for (int i = 0; i &lt; V; i++) {</text:p>
      <text:p text:style-name="P4"><text:s text:c="8"/>for (int j = 0; j &lt; V; j++) {</text:p>
      <text:p text:style-name="P4"><text:s text:c="12"/>if (dist[i][j] == INF)</text:p>
      <text:p text:style-name="P4"><text:s text:c="16"/>printf("%7s", "INF");</text:p>
      <text:p text:style-name="P4"><text:soft-page-break/><text:s text:c="12"/>else</text:p>
      <text:p text:style-name="P4"><text:s text:c="16"/>printf("%7d", dist[i][j]);</text:p>
      <text:p text:style-name="P4"><text:s text:c="8"/>}</text:p>
      <text:p text:style-name="P4"><text:s text:c="8"/>printf("\n");</text:p>
      <text:p text:style-name="P4"><text:s text:c="4"/>}</text:p>
      <text:p text:style-name="P4">}</text:p>
      <text:p text:style-name="P4"><text:s/></text:p>
      <text:p text:style-name="P4">int main()</text:p>
      <text:p text:style-name="P4">{</text:p>
      <text:p text:style-name="P4"><text:s text:c="4"/>int graph[V][V] = { { 0, 5, INF, 10 },</text:p>
      <text:p text:style-name="P4"><text:s text:c="24"/>{ INF, 0, 3, INF },</text:p>
      <text:p text:style-name="P4"><text:s text:c="24"/>{ INF, INF, 0, 1 },</text:p>
      <text:p text:style-name="P4"><text:s text:c="24"/>{ INF, INF, INF, 0 } };</text:p>
      <text:p text:style-name="P4"><text:s/></text:p>
      <text:p text:style-name="P4"><text:s text:c="4"/>floydWarshall(graph);</text:p>
      <text:p text:style-name="P4"><text:s text:c="4"/>return 0;</text:p>
      <text:p text:style-name="P4">}</text:p>
      <text:p text:style-name="P4"/>
      <text:h text:style-name="P11" text:outline-level="2">Output:</text:h>
      <text:p text:style-name="P7">The following matrix shows the shortest distances between every pair of vertices </text:p>
      <text:p text:style-name="P7"><text:s text:c="6"/>0 <text:s text:c="5"/>5 <text:s text:c="5"/>8 <text:s text:c="5"/>9</text:p>
      <text:p text:style-name="P7"><text:s text:c="4"/>INF <text:s text:c="5"/>0 <text:s text:c="5"/>3 <text:s text:c="5"/>4</text:p>
      <text:p text:style-name="P7"><text:s text:c="4"/>INF <text:s text:c="3"/>INF <text:s text:c="5"/>0 <text:s text:c="5"/>1</text:p>
      <text:p text:style-name="P7"><text:s text:c="4"/>INF <text:s text:c="3"/>INF <text:s text:c="3"/>INF <text:s text:c="5"/>0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Code" svg:font-family="'Cascadia Code', 'Droid Sans Mono', monospace, monospace"/>
    <style:font-face style:name="Inter" svg:font-family="Inter, 'Helvetica Neue', 'Source Sans Pro', 'Source Han Sans SC', 'Source Han Sans CN', 'Hiragino Sans GB', 'Hiragino Kaku Gothic', 'Microsoft Yahei UI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P052" svg:font-family="P052" style:font-pitch="variable"/>
    <style:font-face style:name="Source Code Pro Medium" svg:font-family="'Source Code Pro Medium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P052" fo:font-family="P052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Source Code Pro Medium" fo:font-family="'Source Code Pro Medium'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21:35:11.280118989</meta:creation-date>
    <meta:editing-duration>PT54M7S</meta:editing-duration>
    <meta:editing-cycles>4</meta:editing-cycles>
    <meta:generator>LibreOffice/7.4.6.2$Linux_X86_64 LibreOffice_project/40$Build-2</meta:generator>
    <dc:title>daa_assignment</dc:title>
    <dc:date>2023-05-16T22:35:59.986985667</dc:date>
    <meta:document-statistic meta:table-count="0" meta:image-count="0" meta:object-count="0" meta:page-count="2" meta:paragraph-count="67" meta:word-count="230" meta:character-count="1439" meta:non-whitespace-character-count="880"/>
    <meta:template xlink:type="simple" xlink:actuate="onRequest" xlink:title="daa_assignment" xlink:href="../../../../../Templates/daa_assignment.ott" meta:date="2023-05-16T21:35:09.903113520"/>
  </office:meta>
</office:document-meta>
</file>